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BC8D293238673430F9.png" manifest:media-type="image/png"/>
  <manifest:file-entry manifest:full-path="Pictures/10000201000003E80000057832990B6BB99DDF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opacity="50%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7.619cm" svg:y="0.635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0.635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9.525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19cm" svg:y="9.523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69cm" svg:y="18.413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8.413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69cm" svg:y="9.523cm">
          <draw:image xlink:href="Pictures/10000201000003E80000057832990B6BB99DDF1F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8.415cm">
          <draw:image xlink:href="Pictures/10000201000003E80000057832990B6BB99DDF1F.png" xlink:type="simple" xlink:show="embed" xlink:actuate="onLoad" draw:mime-type="image/png">
            <text:p/>
          </draw:image>
        </draw:frame>
        <draw:line draw:style-name="gr2" draw:text-style-name="P1" draw:layer="layout" svg:x1="1.27cm" svg:y1="9.525cm" svg:x2="20.32cm" svg:y2="9.525cm">
          <text:p/>
        </draw:line>
        <draw:line draw:style-name="gr2" draw:text-style-name="P1" draw:layer="layout" svg:x1="1.27cm" svg:y1="18.415cm" svg:x2="20.32cm" svg:y2="18.415cm">
          <text:p/>
        </draw:line>
        <draw:frame draw:style-name="gr1" draw:text-style-name="P1" draw:layer="layout" svg:width="6.351cm" svg:height="8.892cm" svg:x="1.269cm" svg:y="0.633cm">
          <draw:image xlink:href="Pictures/10000201000003E80000057832990B6BB99DDF1F.png" xlink:type="simple" xlink:show="embed" xlink:actuate="onLoad" draw:mime-type="image/png">
            <text:p/>
          </draw:image>
        </draw:frame>
        <draw:line draw:style-name="gr2" draw:text-style-name="P1" draw:layer="layout" svg:x1="7.62cm" svg:y1="0.635cm" svg:x2="7.62cm" svg:y2="27.305cm">
          <text:p/>
        </draw:line>
        <draw:line draw:style-name="gr2" draw:text-style-name="P1" draw:layer="layout" svg:x1="13.97cm" svg:y1="0.635cm" svg:x2="13.97cm" svg:y2="27.305cm">
          <text:p/>
        </draw:line>
        <draw:line draw:style-name="gr2" draw:text-style-name="P1" draw:layer="layout" svg:x1="1.27cm" svg:y1="0.635cm" svg:x2="1.27cm" svg:y2="27.305cm">
          <text:p/>
        </draw:line>
        <draw:line draw:style-name="gr2" draw:text-style-name="P1" draw:layer="layout" svg:x1="20.32cm" svg:y1="0.635cm" svg:x2="20.32cm" svg:y2="27.305cm">
          <text:p/>
        </draw:line>
        <draw:line draw:style-name="gr2" draw:text-style-name="P1" draw:layer="layout" svg:x1="1.27cm" svg:y1="27.305cm" svg:x2="20.32cm" svg:y2="27.305cm">
          <text:p/>
        </draw:line>
        <draw:line draw:style-name="gr2" draw:text-style-name="P1" draw:layer="layout" svg:x1="1.27cm" svg:y1="0.635cm" svg:x2="20.32cm" svg:y2="0.635cm">
          <text:p/>
        </draw:line>
      </draw:page>
      <draw:page draw:name="page2" draw:style-name="dp1" draw:master-page-name="Default">
        <draw:frame draw:style-name="gr3" draw:text-style-name="P1" draw:layer="layout" svg:width="6.351cm" svg:height="8.892cm" svg:x="1.269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.27cm" svg:y="9.52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9.52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1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cm" svg:y="9.52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.27cm" svg:y="18.41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18.41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cm" svg:y="18.417cm">
          <draw:image xlink:href="Pictures/10000201000001F4000002BC8D293238673430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 </meta:initial-creator>
    <meta:creation-date>2018-06-01T13:10:06.152082930</meta:creation-date>
    <dc:date>2024-10-01T12:46:50.544869208</dc:date>
    <meta:editing-duration>PT18H17M50S</meta:editing-duration>
    <meta:editing-cycles>75</meta:editing-cycles>
    <meta:generator>LibreOffice/7.0.4.2$Linux_X86_64 LibreOffice_project/00$Build-2</meta:generator>
    <meta:print-date>2024-10-03T10:05:47.561087958</meta:print-date>
    <meta:document-statistic meta:object-count="26"/>
  </office:meta>
</office:document-meta>
</file>